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576cm" svg:height="1.757cm" draw:transform="rotate (-1.97257112060399) translate (7.79517628569621cm 2.5909427891522cm)" svg:viewBox="0 0 6577 1758" svg:d="M72 1215c332 3 2828 507 3438 543 721 8 2523-947 3043-1189 128-70-283-645-489-561-614 254-1977 1182-2594 1188-617 7-2918-604-3327-639-143-11-200 656-71 658z">
          <text:p/>
        </draw:path>
        <draw:path draw:style-name="gr1" draw:text-style-name="P1" draw:layer="layout" svg:width="3.571cm" svg:height="2.007cm" draw:transform="skewX (0.00087266462599713) rotate (-1.29503430497979) translate (4.53121645536954cm 1.9937059019657cm)" svg:viewBox="0 0 3572 2008" svg:d="M379 2008c657-1 2651-978 3161-1353 170-130-380-775-548-635-449 374-1905 1214-2891 1211-273-2 73 777 278 777z">
          <text:p/>
        </draw:path>
        <draw:path draw:style-name="gr1" draw:text-style-name="P1" draw:layer="layout" svg:width="0.903cm" svg:height="0.661cm" draw:transform="rotate (-2.15757602131539) translate (3.5068244404372cm 2.47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7.4544573185944cm 2.16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5.54265777377051cm 8.1794484371657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57cm" svg:height="1.46cm" draw:transform="rotate (-0.386066830541146) translate (5.1673266321704cm 0.871241976327003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607) rotate (-2.15652882376419) translate (6.2248736382088cm 1.0581954926457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51) rotate (-2.15705242253979) translate (5.43747251996361cm 1.8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28:51.763000000</dc:date>
    <meta:editing-duration>PT3M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